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889in" fo:margin-left="0in" fo:margin-top="0in" fo:margin-bottom="0in" table:align="left"/>
    </style:style>
    <style:style style:name="Table1.A" style:family="table-column">
      <style:table-column-properties style:column-width="1.6688in"/>
    </style:style>
    <style:style style:name="Table1.B" style:family="table-column">
      <style:table-column-properties style:column-width="5.019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dcdedd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1.B1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1.6" style:family="table-row">
      <style:table-row-properties style:min-row-height="0.3333in" fo:keep-together="auto"/>
    </style:style>
    <style:style style:name="Table2" style:family="table">
      <style:table-properties style:width="6.6889in" fo:margin-left="0in" fo:margin-top="0in" fo:margin-bottom="0in" table:align="left"/>
    </style:style>
    <style:style style:name="Table2.A" style:family="table-column">
      <style:table-column-properties style:column-width="2.2243in"/>
    </style:style>
    <style:style style:name="Table2.B" style:family="table-column">
      <style:table-column-properties style:column-width="2.225in"/>
    </style:style>
    <style:style style:name="Table2.C" style:family="table-column">
      <style:table-column-properties style:column-width="2.2396in"/>
    </style:style>
    <style:style style:name="Table2.1" style:family="table-row">
      <style:table-row-properties style:min-row-height="0.1667in" fo:keep-together="auto"/>
    </style:style>
    <style:style style:name="Table2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2.2" style:family="table-row">
      <style:table-row-properties style:min-row-height="0.5104in" fo:keep-together="auto"/>
    </style:style>
    <style:style style:name="Table2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2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2.3" style:family="table-row">
      <style:table-row-properties style:min-row-height="0.3333in" fo:keep-together="auto"/>
    </style:style>
    <style:style style:name="Table2.4" style:family="table-row">
      <style:table-row-properties style:min-row-height="0.5in" fo:keep-together="auto"/>
    </style:style>
    <style:style style:name="Table2.5" style:family="table-row">
      <style:table-row-properties style:min-row-height="0.6667in" fo:keep-together="auto"/>
    </style:style>
    <style:style style:name="Table2.6" style:family="table-row">
      <style:table-row-properties style:min-row-height="0.5208in" fo:keep-together="auto"/>
    </style:style>
    <style:style style:name="Table3" style:family="table">
      <style:table-properties style:width="6.6889in" fo:margin-left="0in" fo:margin-top="0in" fo:margin-bottom="0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5.7431in"/>
    </style:style>
    <style:style style:name="Table3.1" style:family="table-row">
      <style:table-row-properties style:min-row-height="0.1667in" fo:keep-together="auto"/>
    </style:style>
    <style:style style:name="Table3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3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3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" style:family="table">
      <style:table-properties style:width="6.6889in" fo:margin-left="0in" fo:margin-top="0in" fo:margin-bottom="0in" table:align="left"/>
    </style:style>
    <style:style style:name="Table4.A" style:family="table-column">
      <style:table-column-properties style:column-width="5.7674in"/>
    </style:style>
    <style:style style:name="Table4.B" style:family="table-column">
      <style:table-column-properties style:column-width="0.9208in"/>
    </style:style>
    <style:style style:name="Table4.1" style:family="table-row">
      <style:table-row-properties style:min-row-height="0.1667in" fo:keep-together="auto"/>
    </style:style>
    <style:style style:name="Table4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4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4.3" style:family="table-row">
      <style:table-row-properties style:min-row-height="0.3333in" fo:keep-together="auto"/>
    </style:style>
    <style:style style:name="Table4.A10" style:family="table-cell">
      <style:table-cell-properties fo:background-color="#d9eaca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4.B10" style:family="table-cell">
      <style:table-cell-properties fo:background-color="#d9eaca" fo:padding-left="0.0813in" fo:padding-right="0.075in" fo:padding-top="0in" fo:padding-bottom="0in" fo:border="1pt solid #000000">
        <style:background-image/>
      </style:table-cell-properties>
    </style:style>
    <style:style style:name="Table5" style:family="table">
      <style:table-properties style:width="6.6889in" fo:margin-left="0in" fo:margin-top="0in" fo:margin-bottom="0in" table:align="left"/>
    </style:style>
    <style:style style:name="Table5.A" style:family="table-column">
      <style:table-column-properties style:column-width="5.7674in"/>
    </style:style>
    <style:style style:name="Table5.B" style:family="table-column">
      <style:table-column-properties style:column-width="0.9208in"/>
    </style:style>
    <style:style style:name="Table5.1" style:family="table-row">
      <style:table-row-properties style:min-row-height="0.1667in" fo:keep-together="auto"/>
    </style:style>
    <style:style style:name="Table5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5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5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6" style:family="table">
      <style:table-properties style:width="6.6854in" fo:margin-left="0in" fo:margin-top="0in" fo:margin-bottom="0in" table:align="left"/>
    </style:style>
    <style:style style:name="Table6.A" style:family="table-column">
      <style:table-column-properties style:column-width="1.7785in"/>
    </style:style>
    <style:style style:name="Table6.B" style:family="table-column">
      <style:table-column-properties style:column-width="0.875in"/>
    </style:style>
    <style:style style:name="Table6.C" style:family="table-column">
      <style:table-column-properties style:column-width="4.0319in"/>
    </style:style>
    <style:style style:name="Table6.1" style:family="table-row">
      <style:table-row-properties style:min-row-height="0.1667in" fo:keep-together="auto"/>
    </style:style>
    <style:style style:name="Table6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6.2" style:family="table-row">
      <style:table-row-properties style:min-row-height="0.3333in" fo:keep-together="auto"/>
    </style:style>
    <style:style style:name="Table6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C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Table7" style:family="table">
      <style:table-properties style:width="6.6889in" fo:margin-left="0in" fo:margin-top="0in" fo:margin-bottom="0in" table:align="left"/>
    </style:style>
    <style:style style:name="Table7.A" style:family="table-column">
      <style:table-column-properties style:column-width="0.5118in"/>
    </style:style>
    <style:style style:name="Table7.B" style:family="table-column">
      <style:table-column-properties style:column-width="6.1764in"/>
    </style:style>
    <style:style style:name="Table7.1" style:family="table-row">
      <style:table-row-properties style:min-row-height="0.1667in" fo:keep-together="auto"/>
    </style:style>
    <style:style style:name="Table7.A1" style:family="table-cell">
      <style:table-cell-properties fo:background-color="#b0b3b2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1" style:family="table-cell">
      <style:table-cell-properties fo:background-color="#b0b3b2" fo:padding-left="0.0813in" fo:padding-right="0.075in" fo:padding-top="0in" fo:padding-bottom="0in" fo:border="1pt solid #000000">
        <style:background-image/>
      </style:table-cell-properties>
    </style:style>
    <style:style style:name="Table7.A2" style:family="table-cell">
      <style:table-cell-properties fo:background-color="#ffffff" fo:padding-left="0.0813in" fo:padding-right="0.075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7.B2" style:family="table-cell">
      <style:table-cell-properties fo:background-color="#ffffff" fo:padding-left="0.0813in" fo:padding-right="0.075in" fo:padding-top="0in" fo:padding-bottom="0in" fo:border="1pt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.139in" fo:margin-bottom="0.0693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Helvetica Neue" style:font-name-asian="Helvetica Neue1" style:font-name-complex="Helvetica Neue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11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2" style:family="paragraph" style:parent-style-name="Standard" style:master-page-name="Converted2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3" style:family="paragraph" style:parent-style-name="Standard" style:master-page-name="Converted3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4" style:family="paragraph" style:parent-style-name="Standard" style:master-page-name="Converted4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</style:style>
    <style:style style:name="P1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15">
      <style:paragraph-properties fo:margin-left="0.5in" fo:margin-right="0in" fo:line-height="100%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5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</style:style>
    <style:style style:name="P23" style:family="paragraph" style:parent-style-name="Standard" style:list-style-name="WWNum6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4" style:family="paragraph" style:parent-style-name="Standard" style:list-style-name="WWNum7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5" style:family="paragraph" style:parent-style-name="Standard" style:list-style-name="WWNum8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6" style:family="paragraph" style:parent-style-name="Standard" style:list-style-name="WWNum9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7" style:family="paragraph" style:parent-style-name="Standard" style:list-style-name="WWNum10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8" style:family="paragraph" style:parent-style-name="Standard" style:list-style-name="WWNum1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9" style:family="paragraph" style:parent-style-name="Standard" style:list-style-name="WWNum2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0" style:family="paragraph" style:parent-style-name="Standard" style:list-style-name="WWNum4">
      <style:paragraph-properties fo:margin-left="0.1252in" fo:margin-right="0in" fo:margin-top="0in" fo:margin-bottom="0in" loext:contextual-spacing="false" fo:line-height="100%" fo:text-align="start" style:justify-single-word="false" fo:keep-together="auto" fo:orphans="2" fo:widows="2" fo:text-indent="-0.1252in" style:auto-text-indent="false" fo:padding="0in" fo:border="none" fo:keep-with-next="auto"/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P31" style:family="paragraph" style:parent-style-name="Heading_20_2">
      <style:paragraph-properties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2" style:family="paragraph" style:parent-style-name="Heading_20_2">
      <style:paragraph-properties fo:margin-top="0.25in" fo:margin-bottom="0.0555in" loext:contextual-spacing="false" fo:line-height="100%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33" style:family="paragraph" style:parent-style-name="Heading_20_1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 fo:background-color="#ffff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bold" style:font-name-asian="Helvetica Neue1" style:font-size-asian="10pt" style:font-style-asian="normal" style:font-weight-asian="bold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italic" style:text-underline-style="none" fo:font-weight="normal" style:font-name-asian="Helvetica Neue1" style:font-size-asian="10pt" style:font-style-asian="italic" style:font-weight-asian="normal" style:font-name-complex="Helvetica Neue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normal" style:font-name-asian="Arimo1" style:font-size-asian="10pt" style:font-style-asian="normal" style:font-weight-asian="normal" style:font-name-complex="Arim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super 58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9" style:family="text">
      <style:text-properties fo:font-variant="normal" fo:text-transform="none" fo:color="#000099" style:text-line-through-style="none" style:text-line-through-type="none" style:text-position="0% 100%" style:font-name="Helvetica Neue" fo:font-size="10pt" fo:font-style="normal" style:text-underline-style="solid" style:text-underline-width="auto" style:text-underline-color="font-color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10" style:family="text">
      <style:text-properties style:font-name="Helvetica Neue" style:font-name-asian="Helvetica Neue1" style:font-name-complex="Helvetica Neue1"/>
    </style:style>
    <style:style style:name="T11" style:family="text">
      <style:text-properties style:font-name="Helvetica Neue" fo:font-size="10pt" fo:font-style="italic" style:font-name-asian="Helvetica Neue1" style:font-size-asian="10pt" style:font-style-asian="italic" style:font-name-complex="Helvetica Neue1" style:font-size-complex="10pt"/>
    </style:style>
    <style:style style:name="T12" style:family="text">
      <style:text-properties style:font-name="Helvetica Neue" fo:font-size="10pt" fo:font-style="italic" style:text-underline-style="none" style:font-name-asian="Helvetica Neue1" style:font-size-asian="10pt" style:font-style-asian="italic" style:font-name-complex="Helvetica Neue1" style:font-size-complex="10pt"/>
    </style:style>
    <style:style style:name="T13" style:family="text">
      <style:text-properties style:font-name="Helvetica Neue" fo:font-size="10pt" style:font-name-asian="Helvetica Neue1" style:font-size-asian="10pt" style:font-name-complex="Helvetica Neue1" style:font-size-complex="10pt"/>
    </style:style>
    <style:style style:name="T14" style:family="text">
      <style:text-properties style:text-position="0% 100%"/>
    </style:style>
    <style:style style:name="T1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gjdgxs"/>Análisis heurístico</text:p>
      <text:p text:style-name="P1"><text:span text:style-name="T1">A continuación se presenta el informe del análisis heurístico realizado sobre el sitio </text:span><text:span text:style-name="T10">SANA</text:span><text:span text:style-name="T1"> con fecha </text:span><text:span text:style-name="T10">11/06</text:span><text:span text:style-name="T1">/</text:span><text:span text:style-name="T10">2021</text:span></text:p>
      <text:p text:style-name="P32"><text:bookmark text:name="_30j0zll"/><text:span text:style-name="T14">Datos del análisi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Fecha</text:p>
          </table:table-cell>
          <table:table-cell table:style-name="Table1.B1" office:value-type="string">
            <text:p text:style-name="P3"><text:span text:style-name="T10">11/06/2021</text:span></text:p>
          </table:table-cell>
        </table:table-row>
        <table:table-row table:style-name="Table1.1">
          <table:table-cell table:style-name="Table1.A1" office:value-type="string">
            <text:p text:style-name="Standard">Tipo de conexión</text:p>
          </table:table-cell>
          <table:table-cell table:style-name="Table1.B1" office:value-type="string">
            <text:p text:style-name="Standard"><text:span text:style-name="T10">Fibra (600 Mbps)</text:span></text:p>
          </table:table-cell>
        </table:table-row>
        <table:table-row table:style-name="Table1.1">
          <table:table-cell table:style-name="Table1.A1" office:value-type="string">
            <text:p text:style-name="Standard">Plataforma</text:p>
          </table:table-cell>
          <table:table-cell table:style-name="Table1.B1" office:value-type="string">
            <text:p text:style-name="Standard"><text:span text:style-name="T10">Linux (Ubuntu 20.04)</text:span></text:p>
          </table:table-cell>
        </table:table-row>
        <table:table-row table:style-name="Table1.1">
          <table:table-cell table:style-name="Table1.A1" office:value-type="string">
            <text:p text:style-name="Standard">Agente de usuario</text:p>
          </table:table-cell>
          <table:table-cell table:style-name="Table1.B1" office:value-type="string">
            <text:p text:style-name="Standard"><text:span text:style-name="T10">Navegador de escritorio (Chrome 91.0)</text:span></text:p>
          </table:table-cell>
        </table:table-row>
        <table:table-row table:style-name="Table1.1">
          <table:table-cell table:style-name="Table1.A1" office:value-type="string">
            <text:p text:style-name="Standard">Tareas</text:p>
          </table:table-cell>
          <table:table-cell table:style-name="Table1.B1" office:value-type="string">
            <text:list xml:id="list4020549975" text:style-name="WWNum11">
              <text:list-item>
                <text:p text:style-name="P15"><text:span text:style-name="T11">Registrarse.</text:span></text:p>
              </text:list-item>
              <text:list-item>
                <text:p text:style-name="P15"><text:span text:style-name="T11">Iniciar sesión.</text:span></text:p>
              </text:list-item>
              <text:list-item>
                <text:p text:style-name="P15"><text:span text:style-name="T11">Cerrar sesión.</text:span></text:p>
              </text:list-item>
              <text:list-item>
                <text:p text:style-name="P15"><text:span text:style-name="T11">Realizar una reserva.</text:span></text:p>
              </text:list-item>
              <text:list-item>
                <text:p text:style-name="P15"><text:span text:style-name="T11">Crear un servicio.</text:span>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Standard">Pantallas</text:p>
          </table:table-cell>
          <table:table-cell table:style-name="Table1.B1" office:value-type="string">
            <text:list xml:id="list523704844" text:style-name="WWNum15">
              <text:list-item>
                <text:p text:style-name="P16"><text:span text:style-name="T11">Inicio.</text:span></text:p>
              </text:list-item>
              <text:list-item>
                <text:p text:style-name="P16"><text:span text:style-name="T11">Registrarse.</text:span></text:p>
              </text:list-item>
              <text:list-item>
                <text:p text:style-name="P16"><text:span text:style-name="T11">Inicio de sesión.</text:span></text:p>
              </text:list-item>
              <text:list-item>
                <text:p text:style-name="P16"><text:span text:style-name="T11">Listado de municipios.</text:span></text:p>
              </text:list-item>
              <text:list-item>
                <text:p text:style-name="P16"><text:span text:style-name="T11">Listado de áreas.</text:span></text:p>
              </text:list-item>
              <text:list-item>
                <text:p text:style-name="P17"><text:span text:style-name="T11">Listado servicios.</text:span></text:p>
              </text:list-item>
              <text:list-item>
                <text:p text:style-name="P17"><text:span text:style-name="T11">Listado de reservas.</text:span></text:p>
              </text:list-item>
              <text:list-item>
                <text:p text:style-name="P16"><text:span text:style-name="T11">Crear reserva.</text:span></text:p>
              </text:list-item>
              <text:list-item>
                <text:p text:style-name="P17"><text:span text:style-name="T11">Crear servicio.</text:span></text:p>
              </text:list-item>
              <text:list-item>
                <text:p text:style-name="P16"><text:span text:style-name="T11">Confirmación.</text:span></text:p>
              </text:list-item>
            </text:list>
          </table:table-cell>
        </table:table-row>
      </table:table>
      <text:p text:style-name="P32"><text:bookmark text:name="_1fob9te"/><text:span text:style-name="T14">Objetivo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Objetivo</text:p>
          </table:table-cell>
          <table:table-cell table:style-name="Table2.A1" office:value-type="string">
            <text:p text:style-name="Standard">Tarea</text:p>
          </table:table-cell>
          <table:table-cell table:style-name="Table2.C1" office:value-type="string">
            <text:p text:style-name="Standard">Pantalla</text:p>
          </table:table-cell>
        </table:table-row>
        <table:table-row table:style-name="Table2.2"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A2" office:value-type="string">
            <text:p text:style-name="Standard"><text:span text:style-name="T11">Registrarse.</text:span></text:p>
          </table:table-cell>
          <table:table-cell table:style-name="Table2.C2" office:value-type="string">
            <text:list xml:id="list2306908723" text:style-name="WWNum13">
              <text:list-item>
                <text:p text:style-name="P18"><text:span text:style-name="T11">Inicio.</text:span></text:p>
              </text:list-item>
              <text:list-item>
                <text:p text:style-name="P18"><text:span text:style-name="T11">Registrarse.</text:span></text:p>
              </text:list-item>
            </text:list>
          </table:table-cell>
        </table:table-row>
        <table:table-row table:style-name="Table2.3"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A2" office:value-type="string">
            <text:p text:style-name="Standard"><text:span text:style-name="T11">Cerrar sesión.</text:span></text:p>
          </table:table-cell>
          <table:table-cell table:style-name="Table2.C2" office:value-type="string">
            <text:list xml:id="list21141439966299" text:continue-numbering="true" text:style-name="WWNum13">
              <text:list-item>
                <text:p text:style-name="P18"><text:span text:style-name="T11">Inicio.</text:span></text:p>
              </text:list-item>
            </text:list>
          </table:table-cell>
        </table:table-row>
        <table:table-row table:style-name="Table2.4"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A2" office:value-type="string">
            <text:p text:style-name="Standard"><text:span text:style-name="T11">Iniciar sesión.</text:span></text:p>
          </table:table-cell>
          <table:table-cell table:style-name="Table2.C2" office:value-type="string">
            <text:list xml:id="list3439375432" text:style-name="WWNum12">
              <text:list-item>
                <text:p text:style-name="P19"><text:span text:style-name="T11">Inicio.</text:span></text:p>
              </text:list-item>
              <text:list-item>
                <text:p text:style-name="P19"><text:span text:style-name="T11">Inicio de sesión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A2" office:value-type="string">
            <text:p text:style-name="Standard"><text:span text:style-name="T11">Crear una reserva.</text:span></text:p>
          </table:table-cell>
          <table:table-cell table:style-name="Table2.C2" office:value-type="string">
            <text:list xml:id="list201090646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municipios.</text:span></text:p>
              </text:list-item>
              <text:list-item>
                <text:p text:style-name="P20"><text:span text:style-name="T11">Listado de áreas.</text:span></text:p>
              </text:list-item>
              <text:list-item>
                <text:p text:style-name="P20"><text:span text:style-name="T11">Crear reserva.</text:span></text:p>
              </text:list-item>
              <text:list-item>
                <text:p text:style-name="P20"><text:span text:style-name="T11">Confirmación.</text:span></text:p>
              </text:list-item>
            </text:list>
          </table:table-cell>
        </table:table-row>
        <table:table-row table:style-name="Table2.6">
          <table:table-cell table:style-name="Table2.A2" office:value-type="string">
            <text:p text:style-name="Standard"><text:span text:style-name="T11">Ver reservas.</text:span></text:p>
          </table:table-cell>
          <table:table-cell table:style-name="Table2.A2" office:value-type="string">
            <text:p text:style-name="Standard"><text:span text:style-name="T11">Ver reservas.</text:span></text:p>
          </table:table-cell>
          <table:table-cell table:style-name="Table2.C2" office:value-type="string">
            <text:list xml:id="list21140700019575" text:continue-numbering="true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reservas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Ver servicios.</text:span></text:p>
          </table:table-cell>
          <table:table-cell table:style-name="Table2.A2" office:value-type="string">
            <text:p text:style-name="Standard"><text:span text:style-name="T11">Ver servicios.</text:span></text:p>
          </table:table-cell>
          <table:table-cell table:style-name="Table2.C2" office:value-type="string">
            <text:list xml:id="list21139794984456" text:continue-numbering="true" text:style-name="WWNum14">
              <text:list-item>
                <text:p text:style-name="P20"><text:span text:style-name="T11">Inicio.</text:span></text:p>
              </text:list-item>
              <text:list-item>
                <text:p text:style-name="P20"><text:span text:style-name="T11">Listado de municipios.</text:span></text:p>
              </text:list-item>
              <text:list-item>
                <text:p text:style-name="P20"><text:span text:style-name="T11">Listado de áreas.</text:span></text:p>
              </text:list-item>
              <text:list-item>
                <text:p text:style-name="P20"><text:span text:style-name="T11">Listado servicios.</text:span></text:p>
              </text:list-item>
            </text:list>
          </table:table-cell>
        </table:table-row>
        <table:table-row table:style-name="Table2.5"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A2" office:value-type="string">
            <text:p text:style-name="Standard"><text:span text:style-name="T11">Crear un servicio.</text:span></text:p>
          </table:table-cell>
          <table:table-cell table:style-name="Table2.C2" office:value-type="string">
            <text:list xml:id="list2130409569" text:style-name="WWNum3">
              <text:list-item>
                <text:p text:style-name="P21"><text:span text:style-name="T11">Inicio.</text:span></text:p>
              </text:list-item>
              <text:list-item>
                <text:p text:style-name="P21"><text:span text:style-name="T11">Listado áreas.</text:span></text:p>
              </text:list-item>
              <text:list-item>
                <text:p text:style-name="P21"><text:span text:style-name="T11">Listado servicios.</text:span></text:p>
              </text:list-item>
              <text:list-item>
                <text:p text:style-name="P21"><text:span text:style-name="T11">Crear servicio.</text:span></text:p>
              </text:list-item>
            </text:list>
          </table:table-cell>
        </table:table-row>
      </table:table>
      <text:p text:style-name="P31"><text:bookmark text:name="_3znysh7"/><text:span text:style-name="T14">Mediciones</text:span></text:p>
      <text:p text:style-name="P1"><text:span text:style-name="T1">Las mediciones que dan valor a los heurísticos siguen el siguiente patrón</text:span><text:span text:style-name="T7"><text:note text:id="ftn1" text:note-class="footnote"><text:note-citation>1</text:note-citation><text:note-body><text:p text:style-name="P11"><text:span text:style-name="T15"/><text:span text:style-name="T2"><text:tab/> Cuando el heurístico no sea de aplicación se notará con un espacio en blanco, computando como nulo su valor de tal modo que no afecte al promedio</text:span></text:p></text:note-body></text:note></text:span><text:span text:style-name="T1">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Standard">Valor</text:p>
          </table:table-cell>
          <table:table-cell table:style-name="Table3.B1" office:value-type="string">
            <text:p text:style-name="Standard">Observaciones</text:p>
          </table:table-cell>
        </table:table-row>
        <table:table-row table:style-name="Table3.1">
          <table:table-cell table:style-name="Table3.A2" office:value-type="string">
            <text:p text:style-name="P5"><text:span text:style-name="T2">1</text:span></text:p>
          </table:table-cell>
          <table:table-cell table:style-name="Table3.B2" office:value-type="string">
            <text:p text:style-name="P3"><text:span text:style-name="T2">Se da la mínima expresión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2</text:span></text:p>
          </table:table-cell>
          <table:table-cell table:style-name="Table3.B2" office:value-type="string">
            <text:p text:style-name="P3"><text:span text:style-name="T2">Se da una expresión baj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3</text:span></text:p>
          </table:table-cell>
          <table:table-cell table:style-name="Table3.B2" office:value-type="string">
            <text:p text:style-name="P3"><text:span text:style-name="T2">Se da una expresión medi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4</text:span></text:p>
          </table:table-cell>
          <table:table-cell table:style-name="Table3.B2" office:value-type="string">
            <text:p text:style-name="P3"><text:span text:style-name="T2">Se da una expresión alta del heurístico en las páginas evaluadas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2">5</text:span></text:p>
          </table:table-cell>
          <table:table-cell table:style-name="Table3.B2" office:value-type="string">
            <text:p text:style-name="P3"><text:span text:style-name="T2">Se da la máxima expresión del heurístico en las páginas evaluadas</text:span></text:p>
          </table:table-cell>
        </table:table-row>
      </table:table>
      <text:p text:style-name="P2"/>
      <text:p text:style-name="P2"/>
      <text:p text:style-name="P31"><text:bookmark text:name="_2et92p0"/><text:span text:style-name="T14">Heurísticos generales</text:span><text:span text:style-name="T15"><text:note text:id="ftn2" text:note-class="footnote"><text:note-citation>2</text:note-citation><text:note-body><text:p text:style-name="P12"><text:span text:style-name="T15"/><text:span text:style-name="T2"><text:tab/> Basados en Guía de Evaluación Heurística de Sitios Web (</text:span><text:a xlink:type="simple" xlink:href="http://www.nosolousabilidad.com/articulos/heuristica.htm" text:style-name="Internet_20_link" text:visited-style-name="Visited_20_Internet_20_Link"><text:span text:style-name="T9">http://www.nosolousabilidad.com/articulos/heuristica.htm</text:span></text:a><text:span text:style-name="T2">) de Yusef Hassan Montero</text:span></text:p></text:note-body></text:note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Generales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Cuáles son los objetivos del sitio web? ¿Son concretos y bien deﬁnidos? <text:s/></text:span></text:p>
            <text:p text:style-name="P3"><text:span text:style-name="T2">¿Los contenidos y servicios que ofrece se corresponden con esos objetiv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Tiene una URL correcta, clara y fácil de recordar? ¿Y las URL de sus páginas internas? ¿Son claras y permanentes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Muestra de forma precisa y completa qué contenidos o servicios ofrece realmente 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La estructura general del sitio web está orientada al usuario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El look &amp; feel general se corresponde con los objetivos, características, contenidos y servicios d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coherente el diseño general d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reconocible el diseño general del sitio web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l sitio web se actualiza periódicamente? ¿Indica cuándo se actualiz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Identidad e inform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muestra claramente la identidad de la empresa-sitio a través de todas las página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El logotipo, ¿es signiﬁcativo, identiﬁcable y suﬁcientemente visible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l eslogan o tagline, ¿expresa realmente qué es la empresa y qué servicios ofrece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lgún enlace con información sobre la empresa, sitio web, 'webmaster',...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proporciona mecanismos para ponerse en contacto con la empresa?</text:span></text:p>
          </table:table-cell>
          <table:table-cell table:style-name="Table4.B2" office:value-type="string">
            <text:p text:style-name="P3"><text:span text:style-name="T10">1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proporciona información sobre la protección de datos de carácter personal de los clientes o los derechos de autor de los contenidos del sitio web?</text:span></text:p>
          </table:table-cell>
          <table:table-cell table:style-name="Table4.B2" office:value-type="string">
            <text:p text:style-name="P3"><text:span text:style-name="T10">1</text:span></text:p>
          </table:table-cell>
        </table:table-row>
        <table:table-row table:style-name="Table4.3">
          <table:table-cell table:style-name="Table4.A2" office:value-type="string">
            <text:p text:style-name="P3"><text:span text:style-name="T2">En artículos, noticias, informes...¿se muestra claramente información sobre el autor, fuentes y fechas de creación y revisión del documento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enguaje y redacción</text:p>
          </table:table-cell>
          <table:table-cell table:style-name="Table4.B1" office:value-type="string">
            <text:p text:style-name="Standard">Puntos</text:p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El sitio web habla el mismo lenguaje que sus usuari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mplea un lenguaje claro y concis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Es amigable, familiar y cercan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1 párrafo = 1 idea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Rotulado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6">Los rótulos, ¿son signiﬁcativos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Usa rótulos estándar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¿Usa un único sistema de organización, bien deﬁnido y clar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Utiliza un sistema de rotulado controlado y precis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6">El título de las páginas, ¿es correcto? ¿ha sido planiﬁcado?</text:span></text:p>
          </table:table-cell>
          <table:table-cell table:style-name="Table4.B2" office:value-type="string">
            <text:p text:style-name="P3"><text:span text:style-name="T10">5</text:span></text:p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structura y naveg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La estructura de organización y navegación, ¿es la más adecuada?</text:span></text:p>
          </table:table-cell>
          <table:table-cell table:style-name="Table4.B2" office:value-type="string">
            <text:p text:style-name="P3"><text:span text:style-name="T10">4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estructura jerárquica, ¿mantiene un equilibrio entre profundidad y anchura?</text:span></text:p>
          </table:table-cell>
          <table:table-cell table:style-name="Table4.B2" office:value-type="string">
            <text:p text:style-name="P3"><text:span text:style-name="T10">3</text:span></text:p>
          </table:table-cell>
        </table:table-row>
        <table:table-row table:style-name="Table4.1">
          <table:table-cell table:style-name="Table4.A2" office:value-type="string">
            <text:p text:style-name="P3"><text:span text:style-name="T2">En el caso de ser puramente hipertextual, ¿están todos los nodos comunicado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Los enlaces son fácilmente reconocibles como tales? ¿Su caracterización indica su estado (visitados, activos,...)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En menús de navegación, ¿se ha controlado el número de elementos y de términos por elemento para no producir sobrecarga memorístic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predecible la respuesta del sistema antes de hacer clic sobre el enlac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enlaces que no llevan a ningún sitio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Existen elementos de navegación que orienten al usuario acerca de dónde está y cómo deshacer su navegación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Las imágenes enlace, ¿se reconocen como clicables? ¿incluyen un atributo 'title' describiendo la página de destin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redundancia de enlac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que no haya páginas "huérfanas"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Layout de la págin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Se aprovechan las zonas de alta jerarquía informativa de la página para contenidos de mayor relevanci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la sobrecarga informativ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una interfaz limpia, sin ruido visual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xisten zonas en "blanco" entre los objetos informativos de la página para poder descansar la vi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ce un uso correcto del espacio visual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Se utiliza correctamente la jerarquía visual para expresar las relaciones del tipo "parte de" entre los elementos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la longitud de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Búsqueda (en caso de ser necesaria)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Se encuentra fácilmente acce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s fácilmente reconocible como tal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ermite la búsqueda avanz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Muestra los resultados de la búsqueda de forma comprensible para el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6">¿La caja de texto es lo suﬁcientemente anch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1">
          <table:table-cell table:style-name="Table4.A2" office:value-type="string">
            <text:p text:style-name="P3"><text:span text:style-name="T2">¿Asiste al usuario en caso de no poder ofrecer resultados para una consultada dad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Elementos multimedi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2">¿Las fotografías están bien recortadas? ¿son comprensibles? ¿se ha cuidado su resolución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Las metáforas visuales son reconocibles y comprensibles por cualquier usuari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l uso de imágenes o animaciones proporciona algún tipo de valor añad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evitado el uso de animaciones cíclic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yuda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Si posee una sección de ayuda, ¿Es verdaderamente necesari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El enlace a la sección de ayuda, ¿está colocado en una zona visible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ofrece ayuda contextual en tareas complej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Si posee FAQs, ¿es correcta tanto la elección como la redacción de las preguntas? ¿y las </text:span></text:p>
            <text:p text:style-name="P3"><text:span text:style-name="T2">respuest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Accesibilidad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3">
          <table:table-cell table:style-name="Table4.A2" office:value-type="string">
            <text:p text:style-name="P3"><text:span text:style-name="T6">¿El tamaño de fuente se ha deﬁnido de forma relativa, o por lo menos, la fuente es lo suﬁcientemente grande como para no diﬁcultar la legibilidad del text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6">¿El tipo de fuente, efectos tipográﬁcos, ancho de línea y alineación empleados facilitan la lectur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Existe un alto contraste entre el color de fuente y el fo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Incluyen las imágenes atributos 'alt' que describan su conteni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¿Es compatible el sitio web con los diferentes navegadores? ¿se visualiza correctamente con diferentes resoluciones de pantalla?</text:span></text:p>
          </table:table-cell>
          <table:table-cell table:style-name="Table4.B2" office:value-type="string">
            <text:p text:style-name="P7"/>
          </table:table-cell>
        </table:table-row>
        <text:soft-page-break/>
        <table:table-row table:style-name="Table4.3">
          <table:table-cell table:style-name="Table4.A2" office:value-type="string">
            <text:p text:style-name="P3"><text:span text:style-name="T2">¿Puede el usuario disfrutar de todos los contenidos del sitio web sin necesidad de tener que descargar e instalar plugins adicionale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peso de la págin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puede imprimir la página sin problemas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  <table:table-row table:style-name="Table4.1">
          <table:table-cell table:style-name="Table4.A1" office:value-type="string">
            <text:p text:style-name="Standard">Control y retroalimentación</text:p>
          </table:table-cell>
          <table:table-cell table:style-name="Table4.B1" office:value-type="string">
            <text:p text:style-name="Standard">Puntos</text:p>
          </table:table-cell>
        </table:table-row>
        <table:table-row table:style-name="Table4.1">
          <table:table-cell table:style-name="Table4.A2" office:value-type="string">
            <text:p text:style-name="P3"><text:span text:style-name="T2">¿Tiene el usuario todo el control sobre el interfaz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constantemente al usuario acerca de lo que está pasan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informa al usuario de lo que ha pasado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3">
          <table:table-cell table:style-name="Table4.A2" office:value-type="string">
            <text:p text:style-name="P3"><text:span text:style-name="T2">Cuando se produce un error, ¿se informa de forma clara y no alarmista al usuario de lo ocurrido y de cómo solucionar el problem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Posee el usuario libertad para actuar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2" office:value-type="string">
            <text:p text:style-name="P3"><text:span text:style-name="T2">¿Se ha controlado el tiempo de respuesta?</text:span></text:p>
          </table:table-cell>
          <table:table-cell table:style-name="Table4.B2" office:value-type="string">
            <text:p text:style-name="P7"/>
          </table:table-cell>
        </table:table-row>
        <table:table-row table:style-name="Table4.1">
          <table:table-cell table:style-name="Table4.A10" office:value-type="string">
            <text:p text:style-name="P6"><text:span text:style-name="T4">TOTAL</text:span></text:p>
          </table:table-cell>
          <table:table-cell table:style-name="Table4.B10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1"><text:bookmark text:name="_tyjcwt"/><text:span text:style-name="T14">Heurísticos específicos</text:span><text:span text:style-name="T15"><text:note text:id="ftn3" text:note-class="footnote"><text:note-citation>3</text:note-citation><text:note-body><text:p text:style-name="P13"><text:span text:style-name="T15"/><text:span text:style-name="T2"><text:tab/> Diseñar la redacción de heurísticos específicos para el proyecto en función de su naturaleza o sector de actividad. Se pueden describir tantos grupos de heurísticos específicos como sea necesario.</text:span></text:p></text:note-body></text:note></text:span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Standard">[Tarea]</text:p>
          </table:table-cell>
          <table:table-cell table:style-name="Table5.B1" office:value-type="string">
            <text:p text:style-name="Standard">Puntos</text:p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  <table:table-row table:style-name="Table5.1">
          <table:table-cell table:style-name="Table5.A2" office:value-type="string">
            <text:p text:style-name="P3"><text:span text:style-name="T5">[Heurístico]</text:span></text:p>
          </table:table-cell>
          <table:table-cell table:style-name="Table5.B2" office:value-type="string">
            <text:p text:style-name="P7"/>
          </table:table-cell>
        </table:table-row>
      </table:table>
      <text:p text:style-name="Standard"/>
      <text:p text:style-name="Heading_20_2"><text:bookmark text:name="_3dy6vkm"/>Conclusiones</text:p>
      <text:p text:style-name="P1"><text:span text:style-name="T1">A modo de conclusiones podemos ver un mapa de los heurísticos controlados en esta evaluación, agrupados por categoría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Standard">Heurísticos</text:p>
          </table:table-cell>
          <table:table-cell table:style-name="Table6.A1" office:value-type="string">
            <text:p text:style-name="Standard">Resultado</text:p>
          </table:table-cell>
          <table:table-cell table:style-name="Table6.C1" office:value-type="string">
            <text:p text:style-name="Standard">Observaciones</text:p>
          </table:table-cell>
        </table:table-row>
        <table:table-row table:style-name="Table6.2">
          <table:table-cell table:style-name="Table6.A2" office:value-type="string">
            <text:p text:style-name="P3"><text:span text:style-name="T2">Generales</text:span></text:p>
          </table:table-cell>
          <table:table-cell table:style-name="Table6.A2" office:value-type="string">
            <text:p text:style-name="P5"><text:span text:style-name="T5">Promedio</text:span></text:p>
          </table:table-cell>
          <table:table-cell table:style-name="Table6.C2" office:value-type="string">
            <text:list xml:id="list3206207476" text:style-name="WWNum5">
              <text:list-item>
                <text:p text:style-name="P22"><text:span text:style-name="T5">Describir los puntos débiles de cada una de las agrupaciones de heurísticos</text:span>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Identidad e inform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200637060" text:style-name="WWNum6">
              <text:list-item>
                <text:p text:style-name="P23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enguaje y redac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Rotulado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573997787" text:style-name="WWNum7">
              <text:list-item>
                <text:p text:style-name="P24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structura y naveg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3460050850" text:style-name="WWNum8">
              <text:list-item>
                <text:p text:style-name="P25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Layout de la págin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1515899886" text:style-name="WWNum9">
              <text:list-item>
                <text:p text:style-name="P26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Búsqueda (en caso de ser necesaria)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169139750" text:style-name="WWNum10">
              <text:list-item>
                <text:p text:style-name="P27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Elementos multimedi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99130767" text:style-name="WWNum1">
              <text:list-item>
                <text:p text:style-name="P28"/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3"><text:span text:style-name="T2">Ayuda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p text:style-name="P7"/>
          </table:table-cell>
        </table:table-row>
        <table:table-row table:style-name="Table6.1">
          <table:table-cell table:style-name="Table6.A2" office:value-type="string">
            <text:p text:style-name="P3"><text:span text:style-name="T2">Accesibilidad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906576059" text:style-name="WWNum2">
              <text:list-item>
                <text:p text:style-name="P29"/>
              </text:list-item>
            </text:list>
          </table:table-cell>
        </table:table-row>
        <table:table-row table:style-name="Table6.2">
          <table:table-cell table:style-name="Table6.A2" office:value-type="string">
            <text:p text:style-name="P3"><text:span text:style-name="T2">Control y retroalimentación</text:span></text:p>
          </table:table-cell>
          <table:table-cell table:style-name="Table6.A2" office:value-type="string">
            <text:p text:style-name="P8"/>
          </table:table-cell>
          <table:table-cell table:style-name="Table6.C2" office:value-type="string">
            <text:list xml:id="list2427848687" text:style-name="WWNum4">
              <text:list-item>
                <text:p text:style-name="P30"/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2"><text:bookmark text:name="_1t3h5sf"/>Propuestas de solución</text:p>
      <text:p text:style-name="P1"><text:span text:style-name="T1">A continuación se muestran las propuestas de solución para mejorar la usabilidad de la aplicación, siguiendo los resultados obtenidos de la evaluación heurística</text:span><text:span text:style-name="T7"><text:note text:id="ftn4" text:note-class="footnote"><text:note-citation>4</text:note-citation><text:note-body><text:p text:style-name="P14"><text:span text:style-name="T15"/><text:span text:style-name="T2"><text:tab/> Se marcan con un prefijo </text:span><text:span text:style-name="T3">CLAVE</text:span><text:span text:style-name="T2"> o con un color destacado en la celda aquellas propuestas que se consideran críticas para mejorar sensiblemente la aplicación, siendo recomendado que su implementación sea prioritaria.</text:span></text:p></text:note-body></text:note>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#</text:p>
          </table:table-cell>
          <table:table-cell table:style-name="Table7.B1" office:value-type="string">
            <text:p text:style-name="Standard">Propuesta de solución</text:p>
          </table:table-cell>
        </table:table-row>
        <table:table-row table:style-name="Table7.1">
          <table:table-cell table:style-name="Table7.A2" office:value-type="string">
            <text:p text:style-name="P5"><text:span text:style-name="T2">1</text:span></text:p>
          </table:table-cell>
          <table:table-cell table:style-name="Table7.B2" office:value-type="string">
            <text:p text:style-name="P3"><text:span text:style-name="T5">Propuesta de solución para cada una de las observaciones de la tabla anterior</text:span></text:p>
          </table:table-cell>
        </table:table-row>
        <table:table-row table:style-name="Table7.1">
          <table:table-cell table:style-name="Table7.A2" office:value-type="string">
            <text:p text:style-name="P5"><text:span text:style-name="T2">2</text:span></text:p>
          </table:table-cell>
          <table:table-cell table:style-name="Table7.B2" office:value-type="string">
            <text:p text:style-name="P7"/>
          </table:table-cell>
        </table:table-row>
        <table:table-row table:style-name="Table7.1">
          <table:table-cell table:style-name="Table7.A2" office:value-type="string">
            <text:p text:style-name="P5"><text:span text:style-name="T2">3</text:span></text:p>
          </table:table-cell>
          <table:table-cell table:style-name="Table7.B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28pt" fo:font-style="normal" style:text-underline-style="none" fo:font-weight="bold" style:font-name-asian="Helvetica Neue1" style:font-family-asian="'Helvetica Neue'" style:font-family-generic-asian="system" style:font-pitch-asian="variable" style:font-size-asian="28pt" style:font-style-asian="normal" style:font-weight-asian="bold" style:font-name-complex="Helvetica Neue1" style:font-family-complex="'Helvetica Neue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family="'Helvetica Neue'" style:font-family-generic="roman" style:font-pitch="variable" fo:font-size="12pt" fo:font-style="normal" style:text-underline-style="none" fo:font-weight="bold" style:font-name-asian="Helvetica Neue1" style:font-family-asian="'Helvetica Neue'" style:font-family-generic-asian="system" style:font-pitch-asian="variable" style:font-size-asian="12pt" style:font-style-asian="normal" style:font-weight-asian="bold" style:font-name-complex="Helvetica Neue1" style:font-family-complex="'Helvetica Neue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text-position="0% 100%" fo:font-size="10pt" fo:font-weight="normal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text-position="0% 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Helvetica Neue" fo:font-family="'Helvetica Neue'" style:font-family-generic="roman" style:font-pitch="variable" fo:font-size="10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80808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2"/>
      </style:footer>
      <style:footer-left>
        <text:p text:style-name="MP2"/>
      </style:footer-left>
    </style:master-page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9" meta:paragraph-count="257" meta:word-count="1386" meta:character-count="8569" meta:non-whitespace-character-count="7469"/>
    <meta:generator>LibreOfficeDev/6.0.5.2$Linux_X86_64 LibreOffice_project/</meta:generator>
  </office:meta>
</office:document-meta>
</file>